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4pt" fo:font-weight="bold" officeooo:rsid="001f688b" officeooo:paragraph-rsid="001f688b" style:font-weight-asian="bold" style:font-weight-complex="bold"/>
    </style:style>
    <style:style style:name="P2" style:family="paragraph" style:parent-style-name="Standard">
      <style:paragraph-properties fo:text-align="start" style:justify-single-word="false"/>
      <style:text-properties fo:font-size="14pt" fo:font-weight="bold" officeooo:rsid="00294b94" officeooo:paragraph-rsid="00294b94" style:font-weight-asian="bold" style:font-weight-complex="bold"/>
    </style:style>
    <style:style style:name="P3" style:family="paragraph" style:parent-style-name="Standard">
      <style:paragraph-properties fo:text-align="center" style:justify-single-word="false"/>
      <style:text-properties fo:font-size="16pt" fo:font-weight="bold" officeooo:rsid="001c7ccc" officeooo:paragraph-rsid="001c7ccc" style:font-weight-asian="bold" style:font-weight-complex="bold"/>
    </style:style>
    <style:style style:name="P4" style:family="paragraph" style:parent-style-name="Standard">
      <style:paragraph-properties fo:text-align="start" style:justify-single-word="false"/>
      <style:text-properties fo:font-size="12pt" fo:font-weight="bold" officeooo:rsid="001c7ccc" officeooo:paragraph-rsid="001c7ccc" style:font-weight-asian="bold" style:font-weight-complex="bold"/>
    </style:style>
    <style:style style:name="P5" style:family="paragraph" style:parent-style-name="Standard">
      <style:paragraph-properties fo:text-align="start" style:justify-single-word="false"/>
      <style:text-properties fo:font-size="10pt" fo:font-weight="normal" officeooo:rsid="002056f2" officeooo:paragraph-rsid="002056f2" style:font-weight-asian="normal" style:font-weight-complex="normal"/>
    </style:style>
    <style:style style:name="P6" style:family="paragraph" style:parent-style-name="Standard">
      <style:paragraph-properties fo:text-align="start" style:justify-single-word="false"/>
      <style:text-properties fo:font-size="10pt" fo:font-weight="normal" officeooo:rsid="002056f2" officeooo:paragraph-rsid="0020b06f" style:font-weight-asian="normal" style:font-weight-complex="normal"/>
    </style:style>
    <style:style style:name="P7" style:family="paragraph" style:parent-style-name="Standard">
      <style:paragraph-properties fo:text-align="start" style:justify-single-word="false"/>
      <style:text-properties fo:font-size="10pt" fo:font-weight="normal" officeooo:rsid="0020b06f" officeooo:paragraph-rsid="0020b06f" style:font-weight-asian="normal" style:font-weight-complex="normal"/>
    </style:style>
    <style:style style:name="P8" style:family="paragraph" style:parent-style-name="Standard">
      <style:paragraph-properties fo:text-align="start" style:justify-single-word="false"/>
      <style:text-properties fo:font-size="10pt" fo:font-weight="normal" officeooo:rsid="0024200d" officeooo:paragraph-rsid="0024200d" style:font-weight-asian="normal" style:font-weight-complex="normal"/>
    </style:style>
    <style:style style:name="P9" style:family="paragraph" style:parent-style-name="Standard" style:list-style-name="L1">
      <style:paragraph-properties fo:text-align="start" style:justify-single-word="false"/>
      <style:text-properties fo:font-size="10pt" fo:font-weight="normal" officeooo:rsid="0025f99d" officeooo:paragraph-rsid="0025f99d" style:font-weight-asian="normal" style:font-weight-complex="normal"/>
    </style:style>
    <style:style style:name="P10" style:family="paragraph" style:parent-style-name="Standard">
      <style:paragraph-properties fo:text-align="start" style:justify-single-word="false"/>
      <style:text-properties fo:font-size="10pt" fo:font-weight="normal" officeooo:rsid="0025f99d" officeooo:paragraph-rsid="0025f99d" style:font-weight-asian="normal" style:font-weight-complex="normal"/>
    </style:style>
    <style:style style:name="P11" style:family="paragraph" style:parent-style-name="Standard">
      <style:paragraph-properties fo:text-align="start" style:justify-single-word="false"/>
      <style:text-properties fo:font-size="10pt" fo:font-weight="normal" officeooo:rsid="0026daf0" officeooo:paragraph-rsid="0026daf0" style:font-weight-asian="normal" style:font-weight-complex="normal"/>
    </style:style>
    <style:style style:name="P12" style:family="paragraph" style:parent-style-name="Standard">
      <style:paragraph-properties fo:text-align="start" style:justify-single-word="false"/>
      <style:text-properties fo:font-size="10pt" fo:font-weight="normal" officeooo:rsid="0029fb50" officeooo:paragraph-rsid="0029fb50" style:font-weight-asian="normal" style:font-weight-complex="normal"/>
    </style:style>
    <style:style style:name="P13" style:family="paragraph" style:parent-style-name="Standard">
      <style:paragraph-properties fo:text-align="justify" style:justify-single-word="false"/>
      <style:text-properties fo:font-size="10pt" fo:font-weight="normal" officeooo:rsid="002bdd52" officeooo:paragraph-rsid="002bdd52" style:font-weight-asian="normal" style:font-weight-complex="normal"/>
    </style:style>
    <style:style style:name="P14" style:family="paragraph" style:parent-style-name="Standard">
      <style:paragraph-properties fo:text-align="justify" style:justify-single-word="false"/>
      <style:text-properties fo:font-size="10pt" fo:font-weight="normal" officeooo:rsid="002bdd52" officeooo:paragraph-rsid="002d10dc" style:font-weight-asian="normal" style:font-weight-complex="normal"/>
    </style:style>
    <style:style style:name="P15" style:family="paragraph" style:parent-style-name="Standard">
      <style:paragraph-properties fo:text-align="center" style:justify-single-word="false"/>
      <style:text-properties fo:font-weight="bold" officeooo:rsid="00331f86" officeooo:paragraph-rsid="00331f86" style:font-weight-asian="bold" style:font-weight-complex="bold"/>
    </style:style>
    <style:style style:name="P16" style:family="paragraph" style:parent-style-name="Standard">
      <style:paragraph-properties fo:text-align="justify" style:justify-single-word="false"/>
      <style:text-properties fo:color="#000000" fo:font-size="14pt" fo:font-weight="bold" officeooo:rsid="004454b6" officeooo:paragraph-rsid="00331f86" style:font-weight-asian="bold" style:font-weight-complex="bold"/>
    </style:style>
    <style:style style:name="P17" style:family="paragraph" style:parent-style-name="Table_20_Contents">
      <style:paragraph-properties fo:text-align="justify" style:justify-single-word="false"/>
      <style:text-properties fo:font-size="12pt"/>
    </style:style>
    <style:style style:name="P18" style:family="paragraph" style:parent-style-name="Table_20_Contents">
      <style:paragraph-properties fo:text-align="center" style:justify-single-word="false"/>
      <style:text-properties fo:font-size="12pt" fo:font-weight="bold" officeooo:rsid="00331f86" officeooo:paragraph-rsid="00331f86" style:font-weight-asian="bold" style:font-weight-complex="bold"/>
    </style:style>
    <style:style style:name="P19" style:family="paragraph" style:parent-style-name="Table_20_Contents">
      <style:paragraph-properties fo:text-align="center" style:justify-single-word="false"/>
      <style:text-properties fo:font-size="10pt" officeooo:rsid="00331f86" officeooo:paragraph-rsid="00331f86"/>
    </style:style>
    <style:style style:name="P20" style:family="paragraph" style:parent-style-name="Table_20_Contents">
      <style:paragraph-properties fo:text-align="center" style:justify-single-word="false"/>
      <style:text-properties fo:font-size="10pt" officeooo:rsid="003486b2" officeooo:paragraph-rsid="003486b2"/>
    </style:style>
    <style:style style:name="P21" style:family="paragraph" style:parent-style-name="Table_20_Contents">
      <style:paragraph-properties fo:text-align="center" style:justify-single-word="false"/>
      <style:text-properties fo:font-size="10pt" officeooo:rsid="0035ac31" officeooo:paragraph-rsid="0035ac31"/>
    </style:style>
    <style:style style:name="P22" style:family="paragraph" style:parent-style-name="Table_20_Contents">
      <style:paragraph-properties fo:text-align="center" style:justify-single-word="false"/>
      <style:text-properties fo:font-size="10pt" officeooo:rsid="00391c51" officeooo:paragraph-rsid="00391c51"/>
    </style:style>
    <style:style style:name="P23" style:family="paragraph" style:parent-style-name="Table_20_Contents">
      <style:paragraph-properties fo:text-align="center" style:justify-single-word="false"/>
      <style:text-properties fo:font-size="10pt" officeooo:rsid="003bff16" officeooo:paragraph-rsid="003bff16"/>
    </style:style>
    <style:style style:name="P24" style:family="paragraph" style:parent-style-name="Table_20_Contents">
      <style:paragraph-properties fo:text-align="center" style:justify-single-word="false"/>
      <style:text-properties fo:font-size="10pt" officeooo:rsid="003e67cb" officeooo:paragraph-rsid="003e67cb"/>
    </style:style>
    <style:style style:name="P25" style:family="paragraph" style:parent-style-name="Table_20_Contents">
      <style:paragraph-properties fo:text-align="center" style:justify-single-word="false"/>
      <style:text-properties fo:font-size="10pt" officeooo:rsid="003fe775" officeooo:paragraph-rsid="003fe775"/>
    </style:style>
    <style:style style:name="P26" style:family="paragraph" style:parent-style-name="Table_20_Contents">
      <style:paragraph-properties fo:text-align="center" style:justify-single-word="false"/>
      <style:text-properties fo:font-size="10pt" officeooo:rsid="0040fe09" officeooo:paragraph-rsid="0040fe09"/>
    </style:style>
    <style:style style:name="P27" style:family="paragraph" style:parent-style-name="Table_20_Contents">
      <style:paragraph-properties fo:text-align="center" style:justify-single-word="false"/>
      <style:text-properties fo:font-size="10pt" officeooo:rsid="0042ccbd" officeooo:paragraph-rsid="0042ccbd"/>
    </style:style>
    <style:style style:name="P28" style:family="paragraph" style:parent-style-name="Table_20_Contents">
      <style:paragraph-properties fo:text-align="center" style:justify-single-word="false"/>
      <style:text-properties fo:color="#ed1c24" fo:font-size="12pt" fo:font-weight="bold" officeooo:rsid="003486b2" officeooo:paragraph-rsid="003486b2" style:font-weight-asian="bold" style:font-weight-complex="bold"/>
    </style:style>
    <style:style style:name="P29" style:family="paragraph" style:parent-style-name="Table_20_Contents">
      <style:paragraph-properties fo:text-align="center" style:justify-single-word="false"/>
      <style:text-properties fo:color="#ed1c24" fo:font-size="12pt" fo:font-weight="bold" officeooo:rsid="0035ac31" officeooo:paragraph-rsid="0035ac31" style:font-weight-asian="bold" style:font-weight-complex="bold"/>
    </style:style>
    <style:style style:name="P30" style:family="paragraph" style:parent-style-name="Table_20_Contents">
      <style:paragraph-properties fo:text-align="center" style:justify-single-word="false"/>
      <style:text-properties fo:color="#ed1c24" fo:font-size="12pt" fo:font-weight="bold" officeooo:rsid="003a2ea0" officeooo:paragraph-rsid="003a2ea0" style:font-weight-asian="bold" style:font-weight-complex="bold"/>
    </style:style>
    <style:style style:name="P31" style:family="paragraph" style:parent-style-name="Table_20_Contents">
      <style:paragraph-properties fo:text-align="center" style:justify-single-word="false"/>
      <style:text-properties fo:color="#ed1c24" fo:font-size="12pt" fo:font-weight="bold" officeooo:rsid="003fe775" officeooo:paragraph-rsid="003fe775" style:font-weight-asian="bold" style:font-weight-complex="bold"/>
    </style:style>
    <style:style style:name="P32" style:family="paragraph" style:parent-style-name="Table_20_Contents">
      <style:paragraph-properties fo:text-align="center" style:justify-single-word="false"/>
      <style:text-properties fo:color="#ed1c24" fo:font-size="12pt" fo:font-weight="bold" officeooo:rsid="0042ccbd" officeooo:paragraph-rsid="0042ccbd" style:font-weight-asian="bold" style:font-weight-complex="bold"/>
    </style:style>
    <style:style style:name="P33" style:family="paragraph" style:parent-style-name="Table_20_Contents">
      <style:paragraph-properties fo:text-align="center" style:justify-single-word="false"/>
      <style:text-properties fo:color="#000000" fo:font-size="10pt" officeooo:rsid="0035ac31" officeooo:paragraph-rsid="0035ac31"/>
    </style:style>
    <style:style style:name="P34" style:family="paragraph" style:parent-style-name="Table_20_Contents">
      <style:paragraph-properties fo:text-align="center" style:justify-single-word="false"/>
      <style:text-properties fo:color="#000000" fo:font-size="10pt" officeooo:rsid="0038110a" officeooo:paragraph-rsid="0038110a"/>
    </style:style>
    <style:style style:name="P35" style:family="paragraph" style:parent-style-name="Table_20_Contents">
      <style:paragraph-properties fo:text-align="center" style:justify-single-word="false"/>
      <style:text-properties fo:color="#000000" fo:font-size="10pt" officeooo:rsid="003bff16" officeooo:paragraph-rsid="003bff16"/>
    </style:style>
    <style:style style:name="P36" style:family="paragraph" style:parent-style-name="Table_20_Contents">
      <style:paragraph-properties fo:text-align="center" style:justify-single-word="false"/>
      <style:text-properties fo:color="#000000" fo:font-size="10pt" officeooo:rsid="003d30f6" officeooo:paragraph-rsid="003d30f6"/>
    </style:style>
    <style:style style:name="P37" style:family="paragraph" style:parent-style-name="Table_20_Contents">
      <style:paragraph-properties fo:text-align="center" style:justify-single-word="false"/>
      <style:text-properties fo:color="#000000" fo:font-size="10pt" officeooo:rsid="003fe775" officeooo:paragraph-rsid="003fe775"/>
    </style:style>
    <style:style style:name="P38" style:family="paragraph" style:parent-style-name="Table_20_Contents">
      <style:paragraph-properties fo:text-align="center" style:justify-single-word="false"/>
      <style:text-properties fo:color="#000000" fo:font-size="10pt" officeooo:rsid="0040fe09" officeooo:paragraph-rsid="0040fe09"/>
    </style:style>
    <style:style style:name="P39" style:family="paragraph" style:parent-style-name="Table_20_Contents">
      <style:paragraph-properties fo:text-align="center" style:justify-single-word="false"/>
      <style:text-properties fo:color="#000000" fo:font-size="10pt" officeooo:rsid="0042ccbd" officeooo:paragraph-rsid="0042ccbd"/>
    </style:style>
    <style:style style:name="P40" style:family="paragraph" style:parent-style-name="Table_20_Contents">
      <style:paragraph-properties fo:text-align="center" style:justify-single-word="false"/>
      <style:text-properties fo:color="#00a65d" fo:font-size="12pt" fo:font-weight="bold" officeooo:rsid="0035ac31" officeooo:paragraph-rsid="0035ac31" style:font-weight-asian="bold" style:font-weight-complex="bold"/>
    </style:style>
    <style:style style:name="P41" style:family="paragraph" style:parent-style-name="Table_20_Contents">
      <style:paragraph-properties fo:text-align="center" style:justify-single-word="false"/>
      <style:text-properties fo:color="#00a65d" fo:font-size="12pt" fo:font-weight="bold" officeooo:rsid="00331f86" officeooo:paragraph-rsid="00331f86" style:font-weight-asian="bold" style:font-weight-complex="bold"/>
    </style:style>
    <style:style style:name="P42" style:family="paragraph" style:parent-style-name="Table_20_Contents">
      <style:paragraph-properties fo:text-align="center" style:justify-single-word="false"/>
      <style:text-properties fo:color="#00a65d" fo:font-size="12pt" fo:font-weight="bold" officeooo:rsid="0038110a" officeooo:paragraph-rsid="0038110a" style:font-weight-asian="bold" style:font-weight-complex="bold"/>
    </style:style>
    <style:style style:name="P43" style:family="paragraph" style:parent-style-name="Table_20_Contents">
      <style:paragraph-properties fo:text-align="center" style:justify-single-word="false"/>
      <style:text-properties fo:color="#00a65d" fo:font-size="12pt" fo:font-weight="bold" officeooo:rsid="003d218e" officeooo:paragraph-rsid="003d218e" style:font-weight-asian="bold" style:font-weight-complex="bold"/>
    </style:style>
    <style:style style:name="P44" style:family="paragraph" style:parent-style-name="Table_20_Contents">
      <style:paragraph-properties fo:text-align="center" style:justify-single-word="false"/>
      <style:text-properties fo:color="#00a65d" fo:font-size="12pt" fo:font-weight="bold" officeooo:rsid="0040fe09" officeooo:paragraph-rsid="0040fe09" style:font-weight-asian="bold" style:font-weight-complex="bold"/>
    </style:style>
    <style:style style:name="T1" style:family="text">
      <style:text-properties officeooo:rsid="0020b06f"/>
    </style:style>
    <style:style style:name="T2" style:family="text">
      <style:text-properties fo:font-weight="bold" style:font-weight-asian="bold" style:font-weight-complex="bold"/>
    </style:style>
    <style:style style:name="T3" style:family="text">
      <style:text-properties fo:font-weight="bold" officeooo:rsid="0020b06f" style:font-weight-asian="bold" style:font-weight-complex="bold"/>
    </style:style>
    <style:style style:name="T4" style:family="text">
      <style:text-properties fo:font-weight="bold" officeooo:rsid="002136e5" style:font-weight-asian="bold" style:font-weight-complex="bold"/>
    </style:style>
    <style:style style:name="T5" style:family="text">
      <style:text-properties fo:font-weight="bold" officeooo:rsid="0024afcb" style:font-weight-asian="bold" style:font-weight-complex="bold"/>
    </style:style>
    <style:style style:name="T6" style:family="text">
      <style:text-properties fo:font-weight="bold" officeooo:rsid="0025f99d" style:font-weight-asian="bold" style:font-weight-complex="bold"/>
    </style:style>
    <style:style style:name="T7" style:family="text">
      <style:text-properties fo:font-weight="bold" officeooo:rsid="002a2dca" style:font-weight-asian="bold" style:font-weight-complex="bold"/>
    </style:style>
    <style:style style:name="T8" style:family="text">
      <style:text-properties officeooo:rsid="002136e5"/>
    </style:style>
    <style:style style:name="T9" style:family="text">
      <style:text-properties officeooo:rsid="002248a3"/>
    </style:style>
    <style:style style:name="T10" style:family="text">
      <style:text-properties officeooo:rsid="0024afcb"/>
    </style:style>
    <style:style style:name="T11" style:family="text">
      <style:text-properties officeooo:rsid="0025f99d"/>
    </style:style>
    <style:style style:name="T12" style:family="text">
      <style:text-properties officeooo:rsid="0028c9dc"/>
    </style:style>
    <style:style style:name="T13" style:family="text">
      <style:text-properties officeooo:rsid="002a2dca"/>
    </style:style>
    <style:style style:name="T14" style:family="text">
      <style:text-properties officeooo:rsid="002c0300"/>
    </style:style>
    <style:style style:name="T15" style:family="text">
      <style:text-properties officeooo:rsid="002d10dc"/>
    </style:style>
    <style:style style:name="T16" style:family="text">
      <style:text-properties fo:font-size="14pt" fo:font-weight="bold" officeooo:rsid="00322c7a" style:font-weight-asian="bold" style:font-weight-complex="bold"/>
    </style:style>
    <style:style style:name="T17" style:family="text">
      <style:text-properties officeooo:rsid="003486b2"/>
    </style:style>
    <style:style style:name="T18" style:family="text">
      <style:text-properties officeooo:rsid="00391c5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croservice Architecture</text:p>
      <text:p text:style-name="P4"/>
      <text:p text:style-name="P1">Context:</text:p>
      <text:p text:style-name="P1"/>
      <text:p text:style-name="P6">In the very beginning <text:span text:style-name="T9">(60’s) </text:span>writing software was not just a piece of cake only Phd in computer science can perform that task. So as the demand of software development increases with the passage of time that becomes a huge problem to write a program <text:span text:style-name="T1">as the software’s were becoming large and complex. Scientist dealt with this problem with the </text:span><text:span text:style-name="T3">divide and conquer</text:span><text:span text:style-name="T1"> rule.</text:span></text:p>
      <text:p text:style-name="P6"/>
      <text:p text:style-name="P7">So, <text:span text:style-name="T9">in 70’s </text:span>scientists introduce the concepts like modularity, information hiding, separation of concern etc that lead to the <text:span text:style-name="T2">modular software development</text:span>. Large and complex software’s were transforming into <text:span text:style-name="T2">loosely coupled and highly cohesive</text:span>. <text:span text:style-name="T8">Loosely coupled means that every module should be independent or very less dependent on other modules so that if there is a change in one module that will not affect the other modules in the software. Highly cohesive means that every module should focus on one feature/function or similar feature or functions so that if that module had some type of bug or error that do not affect the whole program only that particular feature will be affected. In this modular software development modules communicate via </text:span><text:span text:style-name="T4">internal interfaces </text:span><text:span text:style-name="T8">(no physical network).</text:span></text:p>
      <text:p text:style-name="P5"/>
      <text:p text:style-name="P8">In 90’s software’s were becoming more complex and large although modularity is being used by the scientist to reduce complexity but as it’s easy to cross the modular boundaries and misuse the application <text:span text:style-name="T10">because of communication through internal interfaces, another software architecture came into scope which is called </text:span><text:span text:style-name="T5">Layered architecture</text:span><text:span text:style-name="T10">. In this architecture software application divided into different layers like presentation, business and database layers. In 97 Brian Foote and Joseph Yoder published the </text:span><text:span text:style-name="T6">Big ball of Mud </text:span><text:span text:style-name="T11">papers that highlighted the following issues:</text:span></text:p>
      <text:list xml:id="list3786082814" text:style-name="L1">
        <text:list-item>
          <text:p text:style-name="P9">Unregulated growth.</text:p>
        </text:list-item>
        <text:list-item>
          <text:p text:style-name="P9">Too many responsibilities.</text:p>
        </text:list-item>
        <text:list-item>
          <text:p text:style-name="P9">Lacks Proper Architecture.</text:p>
        </text:list-item>
        <text:list-item>
          <text:p text:style-name="P9">Speghetti Code.</text:p>
        </text:list-item>
        <text:list-item>
          <text:p text:style-name="P9">Seeping problems under the carpet.</text:p>
        </text:list-item>
      </text:list>
      <text:p text:style-name="P10"/>
      <text:p text:style-name="P11">In 2000’s due to the rise in mobile internet and faster network software development pace was increased very rapidly. So engineers found that existing monolithic architecture approach cant handle this pace of development because in monolithic architecture there are a lot of limitations in Application scaling, Development Velocity, Development Scaling, Release Cycle, Modularization and Modernization <text:span text:style-name="T12">companies like Facebook, Twitter, Uber etc came up with innovative ideas and aggressive approach leads to the growth of their applications.</text:span></text:p>
      <text:p text:style-name="P11"/>
      <text:p text:style-name="P2">Introduction to MicroServices Architecture:</text:p>
      <text:p text:style-name="P2"/>
      <text:p text:style-name="P12">In 2010’s there was a massive change in software industry with the arise of new <text:span text:style-name="T2">technologies </text:span>(i.e.cloud computing, containerization and DevOps) and <text:span text:style-name="T2">languages </text:span>(i.e. Golang, Rust, Swift, Python etc) and <text:span text:style-name="T2">software development models </text:span>(i.e. shift from waterfall to Agile) <text:span text:style-name="T13">and </text:span><text:span text:style-name="T7">database technologies </text:span><text:span text:style-name="T13">(i.e. NoSQL, NewSQL etc.). To get benefit from all these modern technologies, languages and to handle these modern software development complexities microservice architecture was introduced in 2012. </text:span></text:p>
      <text:p text:style-name="P12"/>
      <text:p text:style-name="P13"><text:tab/>“In Microservice Architecture there are different modules each for <text:span text:style-name="T15">each </text:span>feature or functionalit<text:span text:style-name="T15">y</text:span></text:p>
      <text:p text:style-name="P13"><text:tab/><text:span text:style-name="T14">that are deployed autonomously without any particular language barrier (language agnostic way)</text:span></text:p>
      <text:p text:style-name="P14"><text:tab/><text:span text:style-name="T15">and together communicating via external interface (Physical Network) they fulfill the business</text:span></text:p>
      <text:p text:style-name="P14"><text:span text:style-name="T15"><text:tab/>goals.”</text:span></text:p>
      <text:p text:style-name="P14"/>
      <text:p text:style-name="P14"><text:span text:style-name="T15"><text:s/></text:span><text:span text:style-name="T16">Comparison B/W Modular Monolithic and Microservice Architecture:</text:span></text:p>
      <text:p text:style-name="P14"><text:span text:style-name="T16"/></text:p>
      <table:table table:name="Table1" table:style-name="Table1">
        <table:table-column table:style-name="Table1.A" table:number-columns-repeated="3"/>
        <table:table-row>
          <table:table-cell table:style-name="Table1.A1" office:value-type="string">
            <text:p text:style-name="P17"/>
          </table:table-cell>
          <table:table-cell table:style-name="Table1.A1" office:value-type="string">
            <text:p text:style-name="P15">Modular Monolithic Architecture</text:p>
          </table:table-cell>
          <table:table-cell table:style-name="Table1.C1" office:value-type="string">
            <text:p text:style-name="P18">Microservice Architecture</text:p>
          </table:table-cell>
        </table:table-row>
        <table:table-row>
          <table:table-cell table:style-name="Table1.A2" office:value-type="string">
            <text:p text:style-name="P41">Application Scaling</text:p>
          </table:table-cell>
          <table:table-cell table:style-name="Table1.A2" office:value-type="string">
            <text:p text:style-name="P19">Monolithic Software development works as a single unit which means it cant support polyglot programming. <text:span text:style-name="T17">So, horizontal scaling cant be implemented at its best.</text:span></text:p>
          </table:table-cell>
          <table:table-cell table:style-name="Table1.C2" office:value-type="string">
            <text:p text:style-name="P20">Microservices works autonomously and different modules can be written using different languages and horizontal scaling can be implemented within seconds.</text:p>
          </table:table-cell>
        </table:table-row>
        <table:table-row>
          <table:table-cell table:style-name="Table1.A2" office:value-type="string">
            <text:p text:style-name="P28">Design Complexity</text:p>
          </table:table-cell>
          <table:table-cell table:style-name="Table1.A2" office:value-type="string">
            <text:p text:style-name="P20">It gives one solution for all type of business application. So in the <text:soft-page-break/>beginning we just need to focus on logic of program</text:p>
          </table:table-cell>
          <table:table-cell table:style-name="Table1.C2" office:value-type="string">
            <text:p text:style-name="P20">Every application has many different solution and choosing a best solution <text:soft-page-break/>for a particular application is a must to do task.</text:p>
          </table:table-cell>
        </table:table-row>
        <table:table-row>
          <table:table-cell table:style-name="Table1.A2" office:value-type="string">
            <text:p text:style-name="P40">Development Velocity</text:p>
          </table:table-cell>
          <table:table-cell table:style-name="Table1.A2" office:value-type="string">
            <text:p text:style-name="P33">Introducing new features in a monolithic application is time consuming and very hectic due to its tightly coupled modules.</text:p>
          </table:table-cell>
          <table:table-cell table:style-name="Table1.C2" office:value-type="string">
            <text:p text:style-name="P21">Its easy in Microservices to introduce new features because every module is independent and making changes in it do not affect the whole application.</text:p>
          </table:table-cell>
        </table:table-row>
        <table:table-row>
          <table:table-cell table:style-name="Table1.A2" office:value-type="string">
            <text:p text:style-name="P29">Distributed system Complexities</text:p>
          </table:table-cell>
          <table:table-cell table:style-name="Table1.A2" office:value-type="string">
            <text:p text:style-name="P33">System is less complex due to lesser hardware and operational complexities also lesser.</text:p>
          </table:table-cell>
          <table:table-cell table:style-name="Table1.C2" office:value-type="string">
            <text:p text:style-name="P21">System is very complex due to lot of hardware involvements and operational complexities are also higher because taking care of one machine is easy as compared to more than one.</text:p>
          </table:table-cell>
        </table:table-row>
        <table:table-row>
          <table:table-cell table:style-name="Table1.A2" office:value-type="string">
            <text:p text:style-name="P42">Development Scaling</text:p>
          </table:table-cell>
          <table:table-cell table:style-name="Table1.A2" office:value-type="string">
            <text:p text:style-name="P34">Due to tightly coupled code new <text:span text:style-name="T18">developer </text:span>required <text:span text:style-name="T18">a </text:span>lot of time to write its first line and extra synchronization also required between developers. So increasing developer numbers cant assure that they will add more features in the applications.</text:p>
          </table:table-cell>
          <table:table-cell table:style-name="Table1.C2" office:value-type="string">
            <text:p text:style-name="P22">Due to independent module system every coder can work freely on different features without interfering in others code and new developers also writes there first code very easily.</text:p>
          </table:table-cell>
        </table:table-row>
        <table:table-row>
          <table:table-cell table:style-name="Table1.A2" office:value-type="string">
            <text:p text:style-name="P30">Operational Complexity</text:p>
          </table:table-cell>
          <table:table-cell table:style-name="Table1.A2" office:value-type="string">
            <text:p text:style-name="P35">Complexity is in source code but easy to handle one system. So initial development velocity is high.</text:p>
          </table:table-cell>
          <table:table-cell table:style-name="Table1.C2" office:value-type="string">
            <text:p text:style-name="P23">Complexity shifts from coding to operations due to complex systems. So initial development velocity is low. </text:p>
          </table:table-cell>
        </table:table-row>
        <table:table-row>
          <table:table-cell table:style-name="Table1.A2" office:value-type="string">
            <text:p text:style-name="P43">Release Cycle</text:p>
          </table:table-cell>
          <table:table-cell table:style-name="Table1.A2" office:value-type="string">
            <text:p text:style-name="P36">Size of monolithic code is directly proportional with the release cycle which means the more larger the code is the more larger will be the release cycle.</text:p>
          </table:table-cell>
          <table:table-cell table:style-name="Table1.C2" office:value-type="string">
            <text:p text:style-name="P24">Release Cycle is very small because it is not dependent on the source code. The size of code do not affect the release cycle because of independent deployment of modules.</text:p>
          </table:table-cell>
        </table:table-row>
        <table:table-row>
          <table:table-cell table:style-name="Table1.A2" office:value-type="string">
            <text:p text:style-name="P31">Security</text:p>
          </table:table-cell>
          <table:table-cell table:style-name="Table1.A2" office:value-type="string">
            <text:p text:style-name="P37">More the systems will be the more complex the security of them will be. In monolithic architecture number of systems is very small so the security is hi</text:p>
          </table:table-cell>
          <table:table-cell table:style-name="Table1.C2" office:value-type="string">
            <text:p text:style-name="P25">There are a lot of systems involved in this architecture so the security became a very complex issue.</text:p>
          </table:table-cell>
        </table:table-row>
        <table:table-row>
          <table:table-cell table:style-name="Table1.A2" office:value-type="string">
            <text:p text:style-name="P44">Modernization</text:p>
          </table:table-cell>
          <table:table-cell table:style-name="Table1.A2" office:value-type="string">
            <text:p text:style-name="P38">Modernization of every successful application is mandatory because of many reasons like new technologies, methodologies etc. and modernization in monoliths is very expensive and time consuming because it is tightly coupled. </text:p>
          </table:table-cell>
          <table:table-cell table:style-name="Table1.C2" office:value-type="string">
            <text:p text:style-name="P26">Modernization is easy because the application is loosely coupled and highly cohesive. New module can be written in newly released language.</text:p>
          </table:table-cell>
        </table:table-row>
        <table:table-row>
          <table:table-cell table:style-name="Table1.A2" office:value-type="string">
            <text:p text:style-name="P32">Communication Complexity</text:p>
          </table:table-cell>
          <table:table-cell table:style-name="Table1.A2" office:value-type="string">
            <text:p text:style-name="P39">Monolithic Architecture communicate via internal interface which means lower network latency.</text:p>
          </table:table-cell>
          <table:table-cell table:style-name="Table1.C2" office:value-type="string">
            <text:p text:style-name="P27">Microservice Architecture communicates via external interface which means higher network latency.</text:p>
          </table:table-cell>
        </table:table-row>
      </table:table>
      <text:p text:style-name="P16"/>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4:42:23.814657511</meta:creation-date>
    <meta:generator>LibreOffice/6.0.7.3$Linux_X86_64 LibreOffice_project/00m0$Build-3</meta:generator>
    <dc:date>2020-04-08T13:29:21.100878690</dc:date>
    <meta:editing-duration>P1DT13H21M31S</meta:editing-duration>
    <meta:editing-cycles>34</meta:editing-cycles>
    <meta:document-statistic meta:table-count="1" meta:image-count="0" meta:object-count="0" meta:page-count="2" meta:paragraph-count="50" meta:word-count="965" meta:character-count="6426" meta:non-whitespace-character-count="5508"/>
  </office:meta>
</office:document-meta>
</file>